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706426" text:style-name="L1">
        <text:list-item>
          <text:p text:style-name="P1">Access Ports<text:line-break/>1.1. Configure VLAN 10 on SW1’s link to R10.<text:line-break/>1.2. Configure VLAN 11 on SW1’s link to R11.<text:line-break/>1.3. Configure VLAN 12 on SW1’s link to R12.<text:line-break/>1.4. Using Rapid Spanning Tree, these ports should immediately transition from disabled to forwarding when enabled.<text:line-break/>1.5. Once complete you should be able to ping SW1’s SVI interfaces 165.1.X.21/24, where X is the VLAN number.</text:p>
        </text:list-item>
        <text:list-item>
          <text:p text:style-name="P1">Trunk Ports<text:line-break/>2.1. Configure 802.1q Trunk Ports between SW2, SW3, SW4, and SW5.<text:line-break/>2.2. Only allow VLANs 30 &amp; 40 on the ports between these switches.</text:p>
        </text:list-item>
        <text:list-item>
          <text:p text:style-name="P1">VTP<text:line-break/>3.1. Configure VTPv3 between SW2, SW3, SW4, and SW5, and create VLANs 13, 30, and 40.<text:line-break/>3.2. SW5 should be the master server and all other switches should be configured as clients.</text:p>
        </text:list-item>
      </text:list>
      <text:list xml:id="list2850617970" text:style-name="L2">
        <text:list-item>
          <text:p text:style-name="P2">Access Ports<text:line-break/>4.1. Configure SW2's link to R13 as an access port in VLAN 13.<text:line-break/>4.2. This port should not be subject to STP convergence.</text:p>
        </text:list-item>
        <text:list-item>
          <text:p text:style-name="P2">EtherChannel<text:line-break/>5.1. Configure a Port-Channel between SW2 and SW5 using open standards negotiation.<text:line-break/>5.2. Traffic should be load balanced based on layer 4 header information.</text:p>
        </text:list-item>
      </text:list>
      <text:list xml:id="list3113618557" text:style-name="L3">
        <text:list-item>
          <text:p text:style-name="P3">SVIs<text:line-break/>6.1. Configure SVIs on SW2, SW3, SW4, and SW5 for VLANs 10 and 20 with IP addressing 165.1.10.X/24 and 165.1.20.X/24 where X is 22 for SW2, 23 for SW3, 24 for SW4, and 25 for SW5.</text:p>
        </text:list-item>
        <text:list-item>
          <text:p text:style-name="P3">STP Root Bridge Placement<text:line-break/>7.1. Configure SW4 as the STP root bridge for VLAN 30, and the backup root for VLAN 40.<text:line-break/>7.2. Configure SW3 as the STP root bridge for VLAN 40, and the backup root for VLAN 30.</text:p>
        </text:list-item>
      </text:list>
      <text:list xml:id="list1894503969" text:style-name="L4">
        <text:list-item>
          <text:p text:style-name="P4">STP Path Selection<text:line-break/>9.1. Modify the network so that traffic from SW5 to the VLAN 30 &amp; 40 root bridges first transits through SW2.</text:p>
        </text:list-item>
        <text:list-item>
          <text:p text:style-name="P4">First Hop Redundancy<text:line-break/>10.1. Configure HSRP between SW3 and SW4 for VLAN 30 with a Virtual IP address of 165.1.30.254. SW3 should be the primary gateway, but if its uplinks to SW2 go down, SW4 should take over the active status.<text:line-break/>10.2. Configure VRRP between SW3 and SW4 for VLAN 40 with a Virtual IP address of 165.1.40.254. SW4 should be the primary gateway, but if its uplinks to SW2 go down, SW3 should take over the active status.</text:p>
        </text:list-item>
        <text:list-item>
          <text:p text:style-name="P4">STP Protection<text:line-break/>11.1. Configure SW1 so that if any of the devices on its attached access ports begin running Spanning-Tree Protocol, the ports are disabled for 5 minutes.</text:p>
        </text:list-item>
      </text:list>
      <text:list xml:id="list2604152891" text:style-name="L5">
        <text:list-item>
          <text:p text:style-name="P5">STP Root Protection<text:line-break/>12.1. Configure SW3 and SW4 so that if SW5 begins to announce itself as the root bridge, the links to this device are disabled.</text:p>
        </text:list-item>
        <text:list-item>
          <text:p text:style-name="P5"><text:soft-page-break/>Multiple Spanning-Tree Protocol<text:line-break/>13.1. Transition SW2, SW3, SW4, and SW5 to Multiple Spanning-Tree Protocol.<text:line-break/>13.2. VLAN 30 should be in STP Instance 1.<text:line-break/>13.3. VLAN 40 should be in STP Instance 2.<text:line-break/>13.4. All other VLANs should be in the default instance.<text:line-break/>13.5. Ensure to maintain the Root Bridge placement and the traffic engineering defined in the previous sections.<text:line-break/>13.6. The MST information should be advertised through VTPv3 from SW5 to the VTP clients.</text:p>
        </text:list-item>
      </text:list>
      <text:list xml:id="list3463581521" text:style-name="L6">
        <text:list-item>
          <text:p text:style-name="P6">Router-on-a-Stick<text:line-break/>14.1. Create VLANs 79 and 89 on SW6.<text:line-break/>14.2. The link to R7 should be an access port in VLAN 79, and should not be subject to STP convergence.<text:line-break/>14.3. The link to R8 should be an access port in VLAN 89, and should not be subject to STP convergence.<text:line-break/>14.4. Trunk VLANs 79 and 89 from SW6 to R9, but do not allow them to be subject to STP convergence.<text:line-break/>14.5. Once complete you should have connectivity within VLANs 79 and 89 between R7, R8, R9 and SW6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49:47.249126552</meta:creation-date>
    <dc:date>2025-01-28T20:55:46.327014779</dc:date>
    <meta:editing-duration>PT5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585" meta:character-count="3208" meta:non-whitespace-character-count="2649"/>
  </office:meta>
</office:document-meta>
</file>